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5d9b" officeooo:paragraph-rsid="00105d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ácora y Conclusione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4:27:43.626746259</meta:creation-date>
    <dc:date>2020-07-04T14:28:25.022694453</dc:date>
    <meta:editing-duration>PT44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6.4.4.2$Linux_X86_64 LibreOffice_project/40$Build-2</meta:generator>
  </office:meta>
</office:document-meta>
</file>